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10" style:family="paragraph" style:parent-style-name="Table_20_Contents" style:list-style-name="WW8Num3"/>
    <style:style style:name="P11" style:family="paragraph" style:parent-style-name="Table_20_Contents" style:list-style-name="WW8Num3">
      <style:text-properties officeooo:paragraph-rsid="004688e1"/>
    </style:style>
    <style:style style:name="P12" style:family="paragraph" style:parent-style-name="Table_20_Contents">
      <style:text-properties officeooo:rsid="0025329e" officeooo:paragraph-rsid="0025329e"/>
    </style:style>
    <style:style style:name="P13" style:family="paragraph" style:parent-style-name="Table_20_Contents" style:list-style-name="WW8Num3"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02ca4b6" officeooo:paragraph-rsid="002ca4b6" style:font-weight-asian="bold" style:font-weight-complex="bold"/>
    </style:style>
    <style:style style:name="P15" style:family="paragraph" style:parent-style-name="Table_20_Contents">
      <style:text-properties fo:font-weight="bold" officeooo:rsid="002ca4b6" officeooo:paragraph-rsid="004492f1" style:font-weight-asian="bold" style:font-weight-complex="bold"/>
    </style:style>
    <style:style style:name="P16" style:family="paragraph" style:parent-style-name="Table_20_Contents">
      <style:text-properties fo:font-weight="bold" officeooo:rsid="002d1009" officeooo:paragraph-rsid="002d1009" style:font-weight-asian="bold" style:font-weight-complex="bold"/>
    </style:style>
    <style:style style:name="P17" style:family="paragraph" style:parent-style-name="Table_20_Contents">
      <style:text-properties fo:font-weight="bold" officeooo:rsid="002d1009" officeooo:paragraph-rsid="004492f1" style:font-weight-asian="bold" style:font-weight-complex="bold"/>
    </style:style>
    <style:style style:name="P18" style:family="paragraph" style:parent-style-name="Table_20_Contents" style:list-style-name="WW8Num3">
      <style:text-properties officeooo:rsid="00306de2" officeooo:paragraph-rsid="00306de2"/>
    </style:style>
    <style:style style:name="P19" style:family="paragraph" style:parent-style-name="Table_20_Contents" style:list-style-name="WW8Num3">
      <style:text-properties officeooo:rsid="00341582" officeooo:paragraph-rsid="00341582"/>
    </style:style>
    <style:style style:name="P20" style:family="paragraph" style:parent-style-name="Table_20_Contents" style:list-style-name="WW8Num3">
      <style:text-properties officeooo:rsid="003602b3" officeooo:paragraph-rsid="003602b3"/>
    </style:style>
    <style:style style:name="P21" style:family="paragraph" style:parent-style-name="Table_20_Contents" style:list-style-name="WW8Num3">
      <style:text-properties officeooo:rsid="00382eb6" officeooo:paragraph-rsid="00382eb6"/>
    </style:style>
    <style:style style:name="P22" style:family="paragraph" style:parent-style-name="Table_20_Contents" style:list-style-name="WW8Num3">
      <style:text-properties officeooo:rsid="003a26ff" officeooo:paragraph-rsid="003a26ff"/>
    </style:style>
    <style:style style:name="P23" style:family="paragraph" style:parent-style-name="Table_20_Contents" style:list-style-name="WW8Num3">
      <style:text-properties officeooo:rsid="003c9fca" officeooo:paragraph-rsid="003c9fca"/>
    </style:style>
    <style:style style:name="P24" style:family="paragraph" style:parent-style-name="Table_20_Contents" style:list-style-name="WW8Num3">
      <style:text-properties officeooo:rsid="003f2159" officeooo:paragraph-rsid="003f2159"/>
    </style:style>
    <style:style style:name="P25" style:family="paragraph" style:parent-style-name="Table_20_Contents" style:list-style-name="WW8Num3">
      <style:text-properties officeooo:rsid="004340c5" officeooo:paragraph-rsid="004340c5"/>
    </style:style>
    <style:style style:name="P26" style:family="paragraph" style:parent-style-name="Table_20_Contents" style:list-style-name="WW8Num3">
      <style:text-properties officeooo:rsid="0047b775" officeooo:paragraph-rsid="0047b775"/>
    </style:style>
    <style:style style:name="P27" style:family="paragraph" style:parent-style-name="Table_20_Contents" style:list-style-name="WW8Num3">
      <style:text-properties officeooo:rsid="0047fc80" officeooo:paragraph-rsid="0047fc80"/>
    </style:style>
    <style:style style:name="P28" style:family="paragraph" style:parent-style-name="Table_20_Contents" style:list-style-name="WW8Num3">
      <style:text-properties officeooo:rsid="0048ff4b" officeooo:paragraph-rsid="0048ff4b"/>
    </style:style>
    <style:style style:name="P29" style:family="paragraph" style:parent-style-name="Table_20_Contents" style:list-style-name="WW8Num3">
      <style:text-properties officeooo:rsid="0049a0cc" officeooo:paragraph-rsid="0049a0cc"/>
    </style:style>
    <style:style style:name="P30" style:family="paragraph" style:parent-style-name="Table_20_Contents" style:list-style-name="WW8Num3">
      <style:text-properties officeooo:rsid="004a5f15" officeooo:paragraph-rsid="004a5f15"/>
    </style:style>
    <style:style style:name="P31" style:family="paragraph" style:parent-style-name="Table_20_Contents" style:list-style-name="WW8Num3">
      <style:text-properties officeooo:rsid="004db185" officeooo:paragraph-rsid="004db185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50167a" officeooo:paragraph-rsid="0050167a" style:font-weight-asian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df9d5" officeooo:paragraph-rsid="002df9d5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3bf68d" officeooo:paragraph-rsid="003bf68d"/>
    </style:style>
    <style:style style:name="P3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3eca14" officeooo:paragraph-rsid="003eca14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2b1c5" officeooo:paragraph-rsid="0042b1c5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46d5c" officeooo:paragraph-rsid="00446d5c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854ba" officeooo:paragraph-rsid="004854ba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e3679" officeooo:paragraph-rsid="004e3679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50167a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50167a" style:font-weight-asian="normal" style:font-weight-complex="normal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528e83" officeooo:paragraph-rsid="00528e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5329e"/>
    </style:style>
    <style:style style:name="T4" style:family="text">
      <style:text-properties officeooo:rsid="00265773"/>
    </style:style>
    <style:style style:name="T5" style:family="text">
      <style:text-properties officeooo:rsid="0026deb7"/>
    </style:style>
    <style:style style:name="T6" style:family="text">
      <style:text-properties officeooo:rsid="002aa98b"/>
    </style:style>
    <style:style style:name="T7" style:family="text">
      <style:text-properties officeooo:rsid="002aef13"/>
    </style:style>
    <style:style style:name="T8" style:family="text">
      <style:text-properties officeooo:rsid="002d1009"/>
    </style:style>
    <style:style style:name="T9" style:family="text">
      <style:text-properties officeooo:rsid="00338006"/>
    </style:style>
    <style:style style:name="T10" style:family="text">
      <style:text-properties officeooo:rsid="0036ef94"/>
    </style:style>
    <style:style style:name="T11" style:family="text">
      <style:text-properties officeooo:rsid="00386595"/>
    </style:style>
    <style:style style:name="T12" style:family="text">
      <style:text-properties officeooo:rsid="003f2159"/>
    </style:style>
    <style:style style:name="T13" style:family="text">
      <style:text-properties officeooo:rsid="003fd036"/>
    </style:style>
    <style:style style:name="T14" style:family="text">
      <style:text-properties officeooo:rsid="004492f1"/>
    </style:style>
    <style:style style:name="T15" style:family="text">
      <style:text-properties officeooo:rsid="004bfc7b"/>
    </style:style>
    <style:style style:name="T16" style:family="text">
      <style:text-properties officeooo:rsid="00548d9f"/>
    </style:style>
    <style:style style:name="T17" style:family="text">
      <style:text-properties officeooo:rsid="0055448c"/>
    </style:style>
    <style:style style:name="T18" style:family="text">
      <style:text-properties officeooo:rsid="00555854"/>
    </style:style>
    <style:style style:name="T19" style:family="text">
      <style:text-properties officeooo:rsid="0056bf38"/>
    </style:style>
    <style:style style:name="T20" style:family="text">
      <style:text-properties officeooo:rsid="0057ae34"/>
    </style:style>
    <style:style style:name="T21" style:family="text">
      <style:text-properties officeooo:rsid="00583475"/>
    </style:style>
    <style:style style:name="T22" style:family="text">
      <style:text-properties officeooo:rsid="0058f06d"/>
    </style:style>
    <style:style style:name="T23" style:family="text">
      <style:text-properties officeooo:rsid="0059f4d8"/>
    </style:style>
    <style:style style:name="T24" style:family="text">
      <style:text-properties officeooo:rsid="005bc8f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Name:</text:span> </text:p>
      <text:p text:style-name="P7">Grader:<text:span text:style-name="T2"> </text:span></text:p>
      <text:p text:style-name="P7">Assignment: Lab <text:span text:style-name="T4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8">Final Grade</text:p>
          </table:table-cell>
          <table:table-cell table:style-name="Table1.B2" table:formula="ooow:sum(&lt;B5:B38&gt;)" office:value-type="float" office:value="0">
            <text:p text:style-name="P43">0</text:p>
          </table:table-cell>
          <table:table-cell table:style-name="Table1.C2" table:formula="ooow:sum(&lt;C5:C38&gt;)" office:value-type="float" office:value="100">
            <text:p text:style-name="P42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Tarball/Files: (10%)</text:p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6991605722344608431" text:style-name="WW8Num3">
              <text:list-item>
                <text:p text:style-name="P10">Tarball is named and works properly: cse107_firstname_lastname_lab<text:span text:style-name="T5">2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222338229157765" text:continue-numbering="true" text:style-name="WW8Num3">
              <text:list-item>
                <text:p text:style-name="P11">Tarball contains <text:span text:style-name="T6">conversions.py, calculator.py, rps.py, sums.py, fizzbuzz.py, primes.py, star.py,polygons.py, and navigate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222338229169504" text:continue-numbering="true" text:style-name="WW8Num3">
              <text:list-header>
                <text:p text:style-name="P10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<text:span text:style-name="T3">conversions.py</text:span>: (<text:span text:style-name="T24">5%</text:span>)</text:p>
          </table:table-cell>
          <table:table-cell table:style-name="Table1.A2" office:value-type="string">
            <text:p text:style-name="P4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338230167463" text:continue-numbering="true" text:style-name="WW8Num3">
              <text:list-item>
                <text:p text:style-name="P18">Update<text:span text:style-name="T9">d</text:span> conversions.py to prompt the user asking whether they wish to convert to Kelvin or Fahrenheit, then performs and prints only the requested calculation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44">5</text:p>
          </table:table-cell>
        </table:table-row>
        <table:table-row table:style-name="Table1.1">
          <table:table-cell table:style-name="Table1.A2" office:value-type="string">
            <text:list xml:id="list222338235164156" text:continue-numbering="true" text:style-name="WW8Num3">
              <text:list-header>
                <text:p text:style-name="P10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338235177840" text:continue-numbering="true" text:style-name="WW8Num3">
              <text:list-header>
                <text:p text:style-name="P13"><text:span text:style-name="T7">calculator.py</text:span>: (<text:span text:style-name="T23">10%</text:span>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338236182704" text:continue-numbering="true" text:style-name="WW8Num3">
              <text:list-item>
                <text:p text:style-name="P19">Prompts the user for a number, then asks whether they want to find the square root, arcsin, arccos, or arctan of that number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4">5</text:p>
          </table:table-cell>
        </table:table-row>
        <table:table-row table:style-name="Table1.1">
          <table:table-cell table:style-name="Table1.A2" office:value-type="string">
            <text:list xml:id="list222338237170056" text:continue-numbering="true" text:style-name="WW8Num3">
              <text:list-item>
                <text:p text:style-name="P20">Prints an error and quits if given a number outside the domain of the chosen function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4">5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<text:span text:style-name="T10">rps</text:span>.py (<text:span text:style-name="T22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338239159907" text:continue-numbering="true" text:style-name="WW8Num3">
              <text:list-item>
                <text:p text:style-name="P21">Prompts the user to input “R”, “P”, or “S”, <text:span text:style-name="T11">t</text:span>hen prints out “You chose {rock/paper/scissors.}” and quits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6">5</text:p>
          </table:table-cell>
        </table:table-row>
        <table:table-row table:style-name="Table1.1">
          <table:table-cell table:style-name="Table1.A2" office:value-type="string">
            <text:list xml:id="list222338239182876" text:continue-numbering="true" text:style-name="WW8Num3">
              <text:list-item>
                <text:p text:style-name="P22">If something other than “R”, “P”, or “S” is entered, continues to ask for input until one of them is entered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6">5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<text:span text:style-name="T10">sums</text:span>.py (<text:span text:style-name="T21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338241182084" text:continue-numbering="true" text:style-name="WW8Num3">
              <text:list-item>
                <text:p text:style-name="P23">Prompts <text:span text:style-name="T12">the </text:span>user for numbers as input until “exit” is entered, then prints out the sum of all the numbers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7">10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<text:span text:style-name="T10">fizzbuzz</text:span>.py (<text:span text:style-name="T20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338243154372" text:continue-numbering="true" text:style-name="WW8Num3">
              <text:list-item>
                <text:p text:style-name="P24">Prompts <text:span text:style-name="T13">the user for a number, then prints every number from 1 to that number. For each number, if that number is divisible by 3 it also prints out Fizz. If that number is divisible by 5 it also prints out Buzz. If it is divisible by both, it prints out Fizzbuzz.</text:span>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8">10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<text:span text:style-name="T10">primes</text:span>.py (<text:span text:style-name="T19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338245181835" text:continue-numbering="true" text:style-name="WW8Num3">
              <text:list-item>
                <text:p text:style-name="P25">Takes in a number as input, then prints whether that number is prime or not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9">10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ext:soft-page-break/>
        <table:table-row table:style-name="Table1.1">
          <table:table-cell table:style-name="Table1.A2" office:value-type="string">
            <text:p text:style-name="P15"><text:span text:style-name="T8">star</text:span>.py (<text:span text:style-name="T16">5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338247163603" text:continue-numbering="true" text:style-name="WW8Num3">
              <text:list-item>
                <text:p text:style-name="P26">Uses turtle to draw a five-sided star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0">5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6"><text:span text:style-name="T14">polygons</text:span>.py (<text:span text:style-name="T17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338249154191" text:continue-numbering="true" text:style-name="WW8Num3">
              <text:list-item>
                <text:p text:style-name="P27">Prompts the user for a number, then draws a regular polygon with that many sides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40">10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7">navigate.py (<text:span text:style-name="T18">2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338251169871" text:continue-numbering="true" text:style-name="WW8Num3">
              <text:list-item>
                <text:p text:style-name="P28">Prompts the user for input until they enter “stop”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1">5</text:p>
          </table:table-cell>
        </table:table-row>
        <table:table-row table:style-name="Table1.1">
          <table:table-cell table:style-name="Table1.A2" office:value-type="string">
            <text:list xml:id="list222338251168933" text:continue-numbering="true" text:style-name="WW8Num3">
              <text:list-item>
                <text:p text:style-name="P29">If forward is entered, moves the turtle forward a fixed amount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1">5</text:p>
          </table:table-cell>
        </table:table-row>
        <table:table-row table:style-name="Table1.1">
          <table:table-cell table:style-name="Table1.A2" office:value-type="string">
            <text:list xml:id="list222338252155604" text:continue-numbering="true" text:style-name="WW8Num3">
              <text:list-item>
                <text:p text:style-name="P30">If left or right is entered, <text:span text:style-name="T15">prompts for a number of degrees, then turns that many degrees in the relevant direction.</text:span>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1">5</text:p>
          </table:table-cell>
        </table:table-row>
        <table:table-row table:style-name="Table1.1">
          <table:table-cell table:style-name="Table1.A2" office:value-type="string">
            <text:list xml:id="list222338252156072" text:continue-numbering="true" text:style-name="WW8Num3">
              <text:list-item>
                <text:p text:style-name="P31">If an angle not between 0 and 360 is entered, prints an error and does not move.</text:p>
              </text:list-item>
            </text:list>
          </table:table-cell>
          <table:table-cell table:style-name="Table1.A2" office:value-type="string">
            <text:p text:style-name="P33"/>
          </table:table-cell>
          <table:table-cell table:style-name="Table1.C2" office:value-type="float" office:value="5">
            <text:p text:style-name="P41">5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02-04T22:23:38.144000000</dc:date>
    <meta:editing-cycles>353</meta:editing-cycles>
    <meta:editing-duration>P2DT1H23M9S</meta:editing-duration>
    <meta:generator>LibreOffice/4.2.1.1$Windows_x86 LibreOffice_project/d7dbbd7842e6a58b0f521599204e827654e1fb8b</meta:generator>
    <meta:document-statistic meta:table-count="1" meta:image-count="0" meta:object-count="0" meta:page-count="2" meta:paragraph-count="53" meta:word-count="353" meta:character-count="1926" meta:non-whitespace-character-count="1641"/>
    <meta:user-defined meta:name="Info 1"/>
    <meta:user-defined meta:name="Info 2"/>
    <meta:user-defined meta:name="Info 3"/>
    <meta:user-defined meta:name="Info 4"/>
  </office:meta>
</office:document-meta>
</file>